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6" calcext:value-type="float">
            <text:p>86</text:p>
          </table:table-cell>
          <table:table-cell table:formula="of:=SUM([.I2:.I9])" office:value-type="float" office:value="54" calcext:value-type="float">
            <text:p>54</text:p>
          </table:table-cell>
          <table:table-cell table:formula="of:=SUM([.B12:.I12])" office:value-type="float" office:value="343" calcext:value-type="float">
            <text:p>343</text:p>
          </table:table-cell>
          <table:table-cell table:formula="of:=SUM([.D12:.I12])"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8" calcext:value-type="float">
            <text:p>108</text:p>
          </table:table-cell>
          <table:table-cell table:formula="of:=SUM([.I2:.I10])" office:value-type="float" office:value="88" calcext:value-type="float">
            <text:p>88</text:p>
          </table:table-cell>
          <table:table-cell table:formula="of:=SUM([.B13:.I13])" office:value-type="float" office:value="519" calcext:value-type="float">
            <text:p>519</text:p>
          </table:table-cell>
          <table:table-cell table:formula="of:=SUM([.D13:.I13])"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16666666666667" calcext:value-type="float">
            <text:p>7.1666666666667</text:p>
          </table:table-cell>
          <table:table-cell table:formula="of:=([.I12]/[.I15])" office:value-type="float" office:value="4.5" calcext:value-type="float">
            <text:p>4.5</text:p>
          </table:table-cell>
          <table:table-cell table:formula="of:=SUM([.B16:.I16])" office:value-type="float" office:value="170.166666666667" calcext:value-type="float">
            <text:p>170.166666666667</text:p>
          </table:table-cell>
          <table:table-cell table:formula="of:=SUM([.D16:.I16])" office:value-type="float" office:value="11.6666666666667" calcext:value-type="float">
            <text:p>11.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 calcext:value-type="float">
            <text:p>9</text:p>
          </table:table-cell>
          <table:table-cell table:formula="of:=([.I13]/[.I15])" office:value-type="float" office:value="7.33333333333333" calcext:value-type="float">
            <text:p>7.3333333333333</text:p>
          </table:table-cell>
          <table:table-cell table:formula="of:=SUM([.B17:.I17])" office:value-type="float" office:value="211.583333333333" calcext:value-type="float">
            <text:p>211.583333333333</text:p>
          </table:table-cell>
          <table:table-cell table:formula="of:=SUM([.D17:.I17])" office:value-type="float" office:value="25.0833333333333" calcext:value-type="float">
            <text:p>25.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21:25:51.683934102</dc:date>
    <meta:creation-date>2016-09-05T22:47:24Z</meta:creation-date>
    <meta:editing-cycles>1465</meta:editing-cycles>
    <meta:editing-duration>P29DT19H22M26S</meta:editing-duration>
    <meta:generator>LibreOffice/5.2.7.2$Linux_X86_64 LibreOffice_project/20m0$Build-2</meta:generator>
    <meta:document-statistic meta:table-count="4" meta:cell-count="4159" meta:object-count="0"/>
  </office:meta>
</office:document-meta>
</file>